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SourceFactory.getSource( final String location , final Map parameter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CachingSourceFactory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Factory.createCachingSource( String uri , String wrappedUri , Source wrappedSource , int expires , String cache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CachingSourceFactory.lazyInitializ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achingSourceFactory.absolutize( String baseURI ,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Factory.release( Sourc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chingSourceFactory.isAsy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Factory.disp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achingSourceFactory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Factory.configure( Configuration configu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achingSourceFactory.CachingSourc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